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3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5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874cm" svg:height="0.781cm" svg:x="7.202cm" svg:y="1.487cm">
          <text:p text:style-name="P1"><text:span text:style-name="T1">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3.611cm" svg:height="1.573cm" svg:x="6.835cm" svg:y="3.409cm">
          <text:p text:style-name="P1"><text:span text:style-name="T1">Acquire </text:span></text:p>
          <text:p text:style-name="P1"><text:span text:style-name="T1">Fram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5" draw:id="id5" draw:layer="layout" svg:width="3.825cm" svg:height="1.929cm" svg:x="0.809cm" svg:y="3.219cm">
          <text:p text:style-name="P1"><text:span text:style-name="T1">Initialize </text:span></text:p>
          <text:p text:style-name="P1"><text:span text:style-name="T1">state vector</text:span></text:p>
          <text:p text:style-name="P1"><text:span text:style-name="T1">&amp; covaria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4.648cm" svg:height="2.002cm" svg:x="6.329cm" svg:y="5.815cm">
          <text:p text:style-name="P1"><text:span text:style-name="T1">First fram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4" draw:id="id14" draw:layer="layout" svg:width="3.898cm" svg:height="1.965cm" svg:x="16.692cm" svg:y="13.669cm">
          <text:p text:style-name="P1"><text:span text:style-name="T1">Add features to</text:span></text:p>
          <text:p text:style-name="P1"><text:span text:style-name="T1">state vector</text:span></text:p>
          <text:p text:style-name="P1"><text:span text:style-name="T1">&amp; covaria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3.789cm" svg:height="1.358cm" svg:x="6.747cm" svg:y="10.916cm">
          <text:p text:style-name="P2"><text:span text:style-name="T1">Predi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5.077cm" svg:height="1.287cm" svg:x="6.111cm" svg:y="8.84cm">
          <text:p text:style-name="P2"><text:span text:style-name="T1">Get INS </text:span></text:p>
          <text:p text:style-name="P2"><text:span text:style-name="T1">Measuremen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11" draw:id="id11" draw:layer="layout" svg:width="3.826cm" svg:height="1.359cm" svg:x="6.749cm" svg:y="18.641cm">
          <text:p text:style-name="P2"><text:span text:style-name="T1">Corre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2" draw:id="id12" draw:layer="layout" svg:width="3.79cm" svg:height="1.251cm" svg:x="6.757cm" svg:y="21.055cm">
          <text:p text:style-name="P2"><text:span text:style-name="T1">Composi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3.79cm" svg:height="1.251cm" svg:x="1.029cm" svg:y="16.16cm">
          <text:p text:style-name="P1"><text:span text:style-name="T1">Delete Featur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4.648cm" svg:height="2.002cm" svg:x="6.337cm" svg:y="13.184cm">
          <text:p text:style-name="P1"><text:span text:style-name="T1">Features </text:span></text:p>
          <text:p text:style-name="P1"><text:span text:style-name="T1">Outside FOV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4" draw:id="id4" draw:layer="layout" svg:width="3.79cm" svg:height="1.466cm" svg:x="0.828cm" svg:y="6.077cm">
          <text:p text:style-name="P2"><text:span text:style-name="T1">Acquire 40 </text:span></text:p>
          <text:p text:style-name="P2"><text:span text:style-name="T1">featur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3" draw:id="id13" draw:layer="layout" svg:width="3.79cm" svg:height="1.466cm" svg:x="16.743cm" svg:y="20.947cm">
          <text:p text:style-name="P2"><text:span text:style-name="T1">Acquire more </text:span></text:p>
          <text:p text:style-name="P2"><text:span text:style-name="T1">featur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5" draw:id="id15" draw:layer="layout" svg:width="4.134cm" svg:height="1.78cm" svg:x="11.642cm" svg:y="20.788cm">
          <text:p text:style-name="P1"><text:span text:style-name="T1">N features </text:span></text:p>
          <text:p text:style-name="P1"><text:span text:style-name="T1">&lt; 4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9" draw:id="id9" draw:layer="layout" svg:width="5.077cm" svg:height="1.287cm" svg:x="6.117cm" svg:y="16.146cm">
          <text:p text:style-name="P2"><text:span text:style-name="T1">Get Features </text:span></text:p>
          <text:p text:style-name="P2"><text:span text:style-name="T1">Measuremen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2" draw:layer="layout" svg:x1="8.639cm" svg:y1="2.268cm" svg:x2="8.641cm" svg:y2="3.409cm" draw:start-shape="id1" draw:start-glue-point="6" draw:end-shape="id2" draw:end-glue-point="5" svg:d="m8639 2268v570h2v571" svg:viewBox="0 0 3 1142">
          <text:p/>
        </draw:connector>
        <draw:connector draw:style-name="gr2" draw:text-style-name="P2" draw:layer="layout" svg:x1="8.641cm" svg:y1="4.982cm" svg:x2="8.653cm" svg:y2="5.815cm" draw:start-shape="id2" draw:start-glue-point="8" draw:end-shape="id3" draw:end-glue-point="4" svg:d="m8641 4982v417h12v416" svg:viewBox="0 0 13 834">
          <text:p/>
        </draw:connector>
        <draw:connector draw:style-name="gr3" draw:text-style-name="P2" draw:layer="layout" svg:x1="6.329cm" svg:y1="6.816cm" svg:x2="4.618cm" svg:y2="6.81cm" draw:start-shape="id3" draw:start-glue-point="5" draw:end-shape="id4" draw:end-glue-point="7" svg:d="m6329 6816h-855v-6h-856" svg:viewBox="0 0 1712 7">
          <text:p text:style-name="P2"><text:span text:style-name="T1">Yes</text:span></text:p>
          <text:p text:style-name="P2"/>
        </draw:connector>
        <draw:connector draw:style-name="gr2" draw:text-style-name="P2" draw:layer="layout" svg:x1="2.723cm" svg:y1="6.077cm" svg:x2="2.722cm" svg:y2="5.148cm" draw:start-shape="id4" draw:start-glue-point="4" draw:end-shape="id5" draw:end-glue-point="6" svg:d="m2723 6077v-464h-1v-465" svg:viewBox="0 0 2 930">
          <text:p/>
        </draw:connector>
        <draw:connector draw:style-name="gr2" draw:text-style-name="P2" draw:layer="layout" svg:x1="4.634cm" svg:y1="4.184cm" svg:x2="7.196cm" svg:y2="4.196cm" draw:start-shape="id5" draw:start-glue-point="7" draw:end-shape="id2" draw:end-glue-point="6" svg:d="m4634 4184h1100v12h1462" svg:viewBox="0 0 2563 13">
          <text:p/>
        </draw:connector>
        <draw:connector draw:style-name="gr3" draw:text-style-name="P1" draw:layer="layout" svg:x1="8.653cm" svg:y1="7.817cm" svg:x2="8.65cm" svg:y2="8.84cm" draw:start-shape="id3" draw:start-glue-point="6" draw:end-shape="id6" draw:end-glue-point="5" svg:d="m8653 7817v512h-3v511" svg:viewBox="0 0 4 1024">
          <text:p text:style-name="P2"><text:span text:style-name="T1"><text:s text:c="7"/></text:span><text:span text:style-name="T1">No</text:span></text:p>
        </draw:connector>
        <draw:connector draw:style-name="gr2" draw:text-style-name="P2" draw:layer="layout" svg:x1="8.65cm" svg:y1="10.127cm" svg:x2="8.642cm" svg:y2="10.916cm" draw:start-shape="id6" draw:start-glue-point="8" draw:end-shape="id7" draw:end-glue-point="4" svg:d="m8650 10127v395h-8v394" svg:viewBox="0 0 9 790">
          <text:p/>
        </draw:connector>
        <draw:connector draw:style-name="gr3" draw:text-style-name="P1" draw:layer="layout" svg:x1="8.661cm" svg:y1="15.186cm" svg:x2="8.656cm" svg:y2="16.146cm" draw:start-shape="id8" draw:start-glue-point="6" draw:end-shape="id9" draw:end-glue-point="5" svg:d="m8661 15186v480h-5v480" svg:viewBox="0 0 6 961">
          <text:p text:style-name="P2"><text:span text:style-name="T1"><text:s text:c="7"/></text:span><text:span text:style-name="T1">No</text:span></text:p>
          <text:p text:style-name="P2"><text:span text:style-name="T1"/></text:p>
        </draw:connector>
        <draw:connector draw:style-name="gr3" draw:text-style-name="P2" draw:layer="layout" svg:x1="6.337cm" svg:y1="14.185cm" svg:x2="2.924cm" svg:y2="16.16cm" draw:start-shape="id8" draw:start-glue-point="5" draw:end-shape="id10" draw:end-glue-point="4" svg:d="m6337 14185h-3413v1975" svg:viewBox="0 0 3414 1976">
          <text:p text:style-name="P2"><text:span text:style-name="T1"/></text:p>
        </draw:connector>
        <draw:connector draw:style-name="gr2" draw:text-style-name="P2" draw:layer="layout" svg:x1="4.819cm" svg:y1="16.786cm" svg:x2="6.624cm" svg:y2="16.79cm" draw:start-shape="id10" draw:start-glue-point="7" draw:end-shape="id9" draw:end-glue-point="6" svg:d="m4819 16786h649v4h1156" svg:viewBox="0 0 1806 5">
          <text:p/>
        </draw:connector>
        <draw:connector draw:style-name="gr2" draw:text-style-name="P2" draw:layer="layout" svg:x1="8.642cm" svg:y1="12.274cm" svg:x2="8.661cm" svg:y2="13.184cm" draw:start-shape="id7" draw:start-glue-point="6" draw:end-shape="id8" draw:end-glue-point="4" svg:d="m8642 12274v456h19v454" svg:viewBox="0 0 20 911">
          <text:p/>
        </draw:connector>
        <draw:frame draw:style-name="gr4" draw:text-style-name="P3" draw:layer="layout" svg:width="1.306cm" svg:height="0.806cm" svg:x="3.175cm" svg:y="13.494cm">
          <draw:text-box>
            <text:p><text:span text:style-name="T1">Yes</text:span></text:p>
          </draw:text-box>
        </draw:frame>
        <draw:connector draw:style-name="gr2" draw:text-style-name="P2" draw:layer="layout" svg:x1="8.656cm" svg:y1="17.433cm" svg:x2="8.662cm" svg:y2="18.641cm" draw:start-shape="id9" draw:start-glue-point="8" draw:end-shape="id11" draw:end-glue-point="4" svg:d="m8656 17433v604h6v604" svg:viewBox="0 0 7 1209">
          <text:p/>
        </draw:connector>
        <draw:connector draw:style-name="gr2" draw:text-style-name="P2" draw:layer="layout" svg:x1="8.662cm" svg:y1="20cm" svg:x2="8.652cm" svg:y2="21.055cm" draw:start-shape="id11" draw:start-glue-point="6" draw:end-shape="id12" draw:end-glue-point="4" svg:d="m8662 20000v527h-10v528" svg:viewBox="0 0 11 1056">
          <text:p/>
        </draw:connector>
        <draw:connector draw:style-name="gr2" draw:text-style-name="P2" draw:layer="layout" svg:x1="18.638cm" svg:y1="20.947cm" svg:x2="18.641cm" svg:y2="15.634cm" draw:start-shape="id13" draw:start-glue-point="4" draw:end-shape="id14" draw:end-glue-point="6" svg:d="m18638 20947v-2656h3v-2657" svg:viewBox="0 0 4 5314">
          <text:p/>
        </draw:connector>
        <draw:connector draw:style-name="gr2" draw:text-style-name="P2" draw:layer="layout" svg:x1="18.641cm" svg:y1="13.669cm" svg:x2="10.079cm" svg:y2="4.196cm" draw:start-shape="id14" draw:start-glue-point="4" draw:end-shape="id2" draw:end-glue-point="9" svg:d="m18641 13669v-9473h-8562" svg:viewBox="0 0 8563 9474">
          <text:p/>
        </draw:connector>
        <draw:connector draw:style-name="gr2" draw:text-style-name="P2" draw:layer="layout" svg:x1="10.547cm" svg:y1="21.681cm" svg:x2="11.642cm" svg:y2="21.678cm" draw:start-shape="id12" draw:start-glue-point="7" draw:end-shape="id15" draw:end-glue-point="5" svg:d="m10547 21681h548v-3h547" svg:viewBox="0 0 1096 4">
          <text:p/>
        </draw:connector>
        <draw:connector draw:style-name="gr2" draw:text-style-name="P2" draw:layer="layout" svg:x1="15.776cm" svg:y1="21.678cm" svg:x2="16.743cm" svg:y2="21.68cm" draw:start-shape="id15" draw:start-glue-point="7" draw:end-shape="id13" draw:end-glue-point="5" svg:d="m15776 21678h484v2h483" svg:viewBox="0 0 968 3">
          <text:p/>
        </draw:connector>
        <draw:connector draw:style-name="gr2" draw:text-style-name="P2" draw:layer="layout" svg:x1="13.709cm" svg:y1="20.788cm" svg:x2="10.079cm" svg:y2="4.196cm" draw:start-shape="id15" draw:start-glue-point="4" draw:end-shape="id2" draw:end-glue-point="9" svg:d="m13709 20788v-16592h-3630" svg:viewBox="0 0 3631 16593">
          <text:p/>
        </draw:connector>
        <draw:frame draw:style-name="gr5" draw:text-style-name="P3" draw:layer="layout" svg:width="1.133cm" svg:height="0.806cm" svg:x="13.742cm" svg:y="14.999cm">
          <draw:text-box>
            <text:p><text:span text:style-name="T1">No</text:span></text:p>
          </draw:text-box>
        </draw:frame>
        <draw:frame draw:style-name="gr6" draw:text-style-name="P3" draw:layer="layout" svg:width="1.466cm" svg:height="0.905cm" svg:x="15.464cm" svg:y="20.969cm">
          <draw:text-box>
            <text:p><text:span text:style-name="T1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9T15:04:50.263000000</meta:creation-date>
    <dc:date>2013-11-29T16:06:09.127000000</dc:date>
    <meta:editing-duration>PT29M36S</meta:editing-duration>
    <meta:editing-cycles>4</meta:editing-cycles>
    <meta:generator>LibreOffice/4.1.3.2$Windows_x86 LibreOffice_project/70feb7d99726f064edab4605a8ab840c50ec57a</meta:generator>
    <meta:document-statistic meta:object-count="36"/>
  </office:meta>
</office:document-meta>
</file>